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701in"/>
    </style:style>
    <style:style style:name="co5" style:family="table-column">
      <style:table-column-properties fo:break-before="auto" style:column-width="1.228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08in solid #000000"/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language="et" fo:country="EE"/>
    </style:style>
    <style:style style:name="ce4" style:family="table-cell" style:parent-style-name="Default">
      <style:table-cell-properties fo:wrap-option="wrap" fo:border="0.0008in solid #000000"/>
      <style:text-properties fo:font-weight="bold"/>
    </style:style>
    <style:style style:name="ce5" style:family="table-cell" style:parent-style-name="Default" style:data-style-name="N109"/>
    <style:style style:name="ce6" style:family="table-cell" style:parent-style-name="Default" style:data-style-name="N1"/>
    <style:style style:name="ce7" style:family="table-cell" style:parent-style-name="Default" style:data-style-name="N10"/>
    <style:style style:name="ce8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fo:min-height="0.675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fo:min-height="0.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false" fo:min-height="0.792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false" fo:min-height="0.406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false" fo:min-height="0.457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false" fo:min-height="0.88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false" fo:min-height="0.6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false" fo:min-height="0.258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false" fo:min-height="0.427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false" fo:min-height="0.56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false" fo:min-height="0.654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false" fo:min-height="0.520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fo:min-height="1.12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fo:min-height="0.508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fo:min-height="0.6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fo:min-height="0.5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fo:min-height="0.6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fo:min-height="0.720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fo:min-height="0.22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fo:min-height="0.35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fo:min-height="0.55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fo:min-height="0.895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5"/>
        <table:table-column table:style-name="co3" table:default-cell-style-name="ce6"/>
        <table:table-column table:style-name="co3" table:number-columns-repeated="2" table:default-cell-style-name="Default"/>
        <table:table-column table:style-name="co3" table:default-cell-style-name="ce6"/>
        <table:table-column table:style-name="co3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Homework expected</text:p>
          </table:table-cell>
          <table:table-cell table:style-name="ce4" office:value-type="string">
            <text:p>Homework ready</text:p>
          </table:table-cell>
          <table:table-cell table:style-name="ce4" office:value-type="string">
            <text:p>Homework points</text:p>
          </table:table-cell>
          <table:table-cell table:style-name="ce4" office:value-type="string">
            <text:p>Exam points</text:p>
          </table:table-cell>
          <table:table-cell table:style-name="ce4" office:value-type="string">
            <text:p>Bonus</text:p>
          </table:table-cell>
          <table:table-cell table:style-name="ce4" office:value-type="string">
            <text:p>Total points</text:p>
          </table:table-cell>
          <table:table-cell table:style-name="ce1" office:value-type="string">
            <text:p>Final Mark</text:p>
          </table:table-cell>
        </table:table-row>
        <table:table-row table:style-name="ro2">
          <table:table-cell office:value-type="string">
            <text:p>020556</text:p>
          </table:table-cell>
          <table:table-cell office:value-type="string">
            <text:p>Agu Aarna</text:p>
          </table:table-cell>
          <table:table-cell office:value-type="date" office:date-value="2007-05-21">
            <text:p>21.05.2007</text:p>
          </table:table-cell>
          <table:table-cell office:value-type="date" office:date-value="2007-05-13">
            <text:p>13.05.2007</text:p>
          </table:table-cell>
          <table:table-cell table:formula="oooc:=homework_totals" office:value-type="float" office:value="38">
            <text:p>38</text:p>
          </table:table-cell>
          <table:table-cell table:formula="oooc:=9+7+10+5+7" office:value-type="float" office:value="38">
            <text:p>38</text:p>
          </table:table-cell>
          <table:table-cell office:value-type="float" office:value="10">
            <office:annotation draw:style-name="gr1" draw:text-style-name="P2" svg:width="1.1413in" svg:height="0.2346in" svg:x="6.6024in" svg:y="0.0004in" draw:caption-point-x="-6.6024in" draw:caption-point-y="-0.0004in">
              <dc:date>2007-05-31T00:00:00</dc:date>
              <text:p text:style-name="P1"><text:span text:style-name="T1">Robocode winner</text:span></text:p>
            </office:annotation>
            <text:p>10</text:p>
          </table:table-cell>
          <table:table-cell table:formula="oooc:=[.E2]+[.F2]+[.G2]" office:value-type="float" office:value="86">
            <text:p>86</text:p>
          </table:table-cell>
          <table:table-cell/>
        </table:table-row>
        <table:table-row table:style-name="ro2">
          <table:table-cell office:value-type="string">
            <text:p>030647</text:p>
          </table:table-cell>
          <table:table-cell office:value-type="string">
            <text:p>Igor Aleksejev</text:p>
          </table:table-cell>
          <table:table-cell office:value-type="date" office:date-value="2007-05-21">
            <text:p>21.05.2007</text:p>
          </table:table-cell>
          <table:table-cell office:value-type="date" office:date-value="2007-05-22">
            <text:p>22.05.2007</text:p>
          </table:table-cell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3]+[.F3]+[.G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60397</text:p>
          </table:table-cell>
          <table:table-cell office:value-type="string">
            <text:p>Margus Ernits</text:p>
          </table:table-cell>
          <table:table-cell office:value-type="date" office:date-value="2007-05-21">
            <text:p>21.05.2007</text:p>
          </table:table-cell>
          <table:table-cell table:style-name="Default"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4]+[.F4]+[.G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543</text:p>
          </table:table-cell>
          <table:table-cell office:value-type="string">
            <text:p>Vadim Ivanov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5]+[.F5]+[.G5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960644</text:p>
          </table:table-cell>
          <table:table-cell office:value-type="string">
            <text:p>Lembit Jürimägi</text:p>
          </table:table-cell>
          <table:table-cell table:number-columns-repeated="2" office:value-type="date" office:date-value="2007-06-02">
            <text:p>02.06.2007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10">
            <office:annotation draw:style-name="gr1" draw:text-style-name="P2" svg:width="1.1413in" svg:height="0.2346in" svg:x="6.6024in" svg:y="0.4094in" draw:caption-point-x="-6.6024in" draw:caption-point-y="-0.4094in">
              <dc:date>2007-05-31T00:00:00</dc:date>
              <text:p text:style-name="P1"><text:span text:style-name="T1">Robocode winner</text:span></text:p>
            </office:annotation>
            <text:p>10</text:p>
          </table:table-cell>
          <table:table-cell table:formula="oooc:=[.E6]+[.F6]+[.G6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011861</text:p>
          </table:table-cell>
          <table:table-cell office:value-type="string">
            <text:p>Jaak Karjane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7]+[.F7]+[.G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36</text:p>
          </table:table-cell>
          <table:table-cell office:value-type="string">
            <text:p>Martin Kenk</text:p>
          </table:table-cell>
          <table:table-cell office:value-type="date" office:date-value="2007-05-21">
            <text:p>21.05.2007</text:p>
          </table:table-cell>
          <table:table-cell office:value-type="date" office:date-value="2007-05-20">
            <text:p>20.05.2007</text:p>
          </table:table-cell>
          <table:table-cell table:formula="oooc:=homework_totals" office:value-type="float" office:value="27.7083333333333">
            <text:p>28</text:p>
          </table:table-cell>
          <table:table-cell table:formula="oooc:=10+9+9+7+5" office:value-type="float" office:value="40">
            <text:p>40</text:p>
          </table:table-cell>
          <table:table-cell office:value-type="float" office:value="5">
            <office:annotation draw:style-name="gr1" draw:text-style-name="P2" svg:width="1.1413in" svg:height="0.3902in" svg:x="6.6024in" svg:y="0.752in" draw:caption-point-x="-6.6024in" draw:caption-point-y="-0.752in">
              <dc:date>2007-05-31T00:00:00</dc:date>
              <text:p text:style-name="P1"><text:span text:style-name="T1">Robocode participant</text:span></text:p>
            </office:annotation>
            <text:p>5</text:p>
          </table:table-cell>
          <table:table-cell table:formula="oooc:=[.E8]+[.F8]+[.G8]" office:value-type="float" office:value="72.7083333333333">
            <text:p>73</text:p>
          </table:table-cell>
          <table:table-cell/>
        </table:table-row>
        <table:table-row table:style-name="ro2">
          <table:table-cell office:value-type="string">
            <text:p>980947</text:p>
          </table:table-cell>
          <table:table-cell office:value-type="string">
            <text:p>Meelis Kerbo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9]+[.F9]+[.G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544</text:p>
          </table:table-cell>
          <table:table-cell office:value-type="string">
            <text:p>Julia Kondratjeva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0]+[.F10]+[.G1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30</text:p>
          </table:table-cell>
          <table:table-cell office:value-type="string">
            <text:p>Sergei Kostin</text:p>
          </table:table-cell>
          <table:table-cell office:value-type="date" office:date-value="2007-05-28">
            <text:p>28.05.2007</text:p>
          </table:table-cell>
          <table:table-cell office:value-type="date" office:date-value="2007-05-29">
            <text:p>29.05.2007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2" svg:width="1.1413in" svg:height="0.3902in" svg:x="6.6024in" svg:y="1.2618in" draw:caption-point-x="-6.6024in" draw:caption-point-y="-1.2618in">
              <dc:date>2007-05-31T00:00:00</dc:date>
              <text:p text:style-name="P1"><text:span text:style-name="T1">Robocode participant</text:span></text:p>
            </office:annotation>
            <text:p>5</text:p>
          </table:table-cell>
          <table:table-cell table:formula="oooc:=[.E11]+[.F11]+[.G11]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50209</text:p>
          </table:table-cell>
          <table:table-cell office:value-type="string">
            <text:p>Kaupo Laan</text:p>
          </table:table-cell>
          <table:table-cell office:value-type="date" office:date-value="2007-05-21">
            <text:p>21.05.2007</text:p>
          </table:table-cell>
          <table:table-cell office:value-type="date" office:date-value="2007-05-18">
            <text:p>18.05.2007</text:p>
          </table:table-cell>
          <table:table-cell table:formula="oooc:=homework_totals" office:value-type="float" office:value="22.5">
            <text:p>23</text:p>
          </table:table-cell>
          <table:table-cell table:formula="oooc:=7+6+3+6+5" office:value-type="float" office:value="27">
            <text:p>27</text:p>
          </table:table-cell>
          <table:table-cell/>
          <table:table-cell table:formula="oooc:=[.E12]+[.F12]+[.G12]" office:value-type="float" office:value="49.5">
            <text:p>50</text:p>
          </table:table-cell>
          <table:table-cell/>
        </table:table-row>
        <table:table-row table:style-name="ro2">
          <table:table-cell office:value-type="string">
            <text:p>010691</text:p>
          </table:table-cell>
          <table:table-cell office:value-type="string">
            <text:p>Ilja Lutov</text:p>
          </table:table-cell>
          <table:table-cell office:value-type="date" office:date-value="2007-05-21">
            <text:p>21.05.2007</text:p>
          </table:table-cell>
          <table:table-cell office:value-type="date" office:date-value="2007-05-24">
            <text:p>24.05.2007</text:p>
          </table:table-cell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3]+[.F13]+[.G1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57</text:p>
          </table:table-cell>
          <table:table-cell office:value-type="string">
            <text:p>Karina Minakova</text:p>
          </table:table-cell>
          <table:table-cell office:value-type="date" office:date-value="2007-05-21">
            <text:p>21.05.2007</text:p>
          </table:table-cell>
          <table:table-cell office:value-type="date" office:date-value="2007-05-23">
            <text:p>23.05.2007</text:p>
          </table:table-cell>
          <table:table-cell table:formula="oooc:=homework_totals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ooc:=[.E14]+[.F14]+[.G1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55</text:p>
          </table:table-cell>
          <table:table-cell office:value-type="string">
            <text:p>Triin Nestor</text:p>
          </table:table-cell>
          <table:table-cell office:value-type="date" office:date-value="2007-06-02">
            <text:p>02.06.2007</text:p>
          </table:table-cell>
          <table:table-cell office:value-type="date" office:date-value="2007-06-04">
            <text:p>04.06.2007</text:p>
          </table:table-cell>
          <table:table-cell table:formula="oooc:=homework_totals" office:value-type="float" office:value="32.4583333333333">
            <text:p>32</text:p>
          </table:table-cell>
          <table:table-cell table:formula="oooc:=6+8+9+5+7" office:value-type="float" office:value="35">
            <text:p>35</text:p>
          </table:table-cell>
          <table:table-cell/>
          <table:table-cell table:formula="oooc:=[.E15]+[.F15]+[.G15]" office:value-type="float" office:value="67.4583333333333">
            <text:p>67</text:p>
          </table:table-cell>
          <table:table-cell/>
        </table:table-row>
        <table:table-row table:style-name="ro2">
          <table:table-cell office:value-type="string">
            <text:p>030726</text:p>
          </table:table-cell>
          <table:table-cell office:value-type="string">
            <text:p>Deniss Nikiforov</text:p>
          </table:table-cell>
          <table:table-cell office:value-type="date" office:date-value="2007-06-03">
            <text:p>03.06.2007</text:p>
          </table:table-cell>
          <table:table-cell office:value-type="string">
            <text:p>?</text:p>
          </table:table-cell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6]+[.F16]+[.G1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60401</text:p>
          </table:table-cell>
          <table:table-cell office:value-type="string">
            <text:p>Astrid Pärn</text:p>
          </table:table-cell>
          <table:table-cell office:value-type="date" office:date-value="2007-05-21">
            <text:p>21.05.2007</text:p>
          </table:table-cell>
          <table:table-cell office:value-type="date" office:date-value="2007-06-04">
            <text:p>04.06.2007</text:p>
          </table:table-cell>
          <table:table-cell table:formula="oooc:=homework_totals" office:value-type="float" office:value="0">
            <text:p>0</text:p>
          </table:table-cell>
          <table:table-cell table:formula="oooc:=7+10+8+5+8" office:value-type="float" office:value="38">
            <text:p>38</text:p>
          </table:table-cell>
          <table:table-cell/>
          <table:table-cell table:formula="oooc:=[.E17]+[.F17]+[.G17]" office:value-type="float" office:value="38">
            <text:p>38</text:p>
          </table:table-cell>
          <table:table-cell/>
        </table:table-row>
        <table:table-row table:style-name="ro3">
          <table:table-cell office:value-type="string">
            <text:p>020632</text:p>
          </table:table-cell>
          <table:table-cell office:value-type="string">
            <text:p>Marek Soobik</text:p>
          </table:table-cell>
          <table:table-cell office:value-type="date" office:date-value="2007-05-21">
            <text:p>21.05.2007</text:p>
          </table:table-cell>
          <table:table-cell office:value-type="date" office:date-value="2007-05-20">
            <text:p>20.05.2007</text:p>
          </table:table-cell>
          <table:table-cell table:formula="oooc:=homework_totals" office:value-type="float" office:value="34.0416666666667">
            <text:p>34</text:p>
          </table:table-cell>
          <table:table-cell table:formula="oooc:=5+7+5+10+9" office:value-type="float" office:value="36">
            <text:p>36</text:p>
          </table:table-cell>
          <table:table-cell office:value-type="float" office:value="5">
            <office:annotation draw:style-name="gr1" draw:text-style-name="P2" svg:width="1.1413in" svg:height="0.3902in" svg:x="6.6024in" svg:y="2.4413in" draw:caption-point-x="-6.6024in" draw:caption-point-y="-2.4413in">
              <dc:date>2007-05-31T00:00:00</dc:date>
              <text:p text:style-name="P1"><text:span text:style-name="T1">Robocode participant</text:span></text:p>
            </office:annotation>
            <text:p>5</text:p>
          </table:table-cell>
          <table:table-cell table:formula="oooc:=[.E18]+[.F18]+[.G18]" office:value-type="float" office:value="75.0416666666667">
            <text:p>75</text:p>
          </table:table-cell>
          <table:table-cell/>
        </table:table-row>
        <table:table-row table:style-name="ro2">
          <table:table-cell office:value-type="string">
            <text:p>981774</text:p>
          </table:table-cell>
          <table:table-cell office:value-type="string">
            <text:p>Konstantin Tarletski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formula="oooc:=7+2+3+5+8" office:value-type="float" office:value="25">
            <text:p>25</text:p>
          </table:table-cell>
          <table:table-cell/>
          <table:table-cell table:formula="oooc:=[.E19]+[.F19]+[.G19]" office:value-type="float" office:value="25">
            <text:p>25</text:p>
          </table:table-cell>
          <table:table-cell/>
        </table:table-row>
        <table:table-row table:style-name="ro2">
          <table:table-cell office:value-type="string">
            <text:p>030632</text:p>
          </table:table-cell>
          <table:table-cell office:value-type="string">
            <text:p>Anton Tšertov</text:p>
          </table:table-cell>
          <table:table-cell office:value-type="date" office:date-value="2007-06-02">
            <text:p>02.06.2007</text:p>
          </table:table-cell>
          <table:table-cell/>
          <table:table-cell table:formula="oooc:=homework_totals" office:value-type="float" office:value="19.8333333333333">
            <text:p>20</text:p>
          </table:table-cell>
          <table:table-cell table:number-columns-repeated="2"/>
          <table:table-cell table:formula="oooc:=[.E20]+[.F20]+[.G20]" office:value-type="float" office:value="19.8333333333333">
            <text:p>20</text:p>
          </table:table-cell>
          <table:table-cell/>
        </table:table-row>
        <table:table-row table:style-name="ro2">
          <table:table-cell office:value-type="string">
            <text:p>030656</text:p>
          </table:table-cell>
          <table:table-cell office:value-type="string">
            <text:p>Märt Viljaste</text:p>
          </table:table-cell>
          <table:table-cell office:value-type="date" office:date-value="2007-06-02">
            <text:p>02.06.2007</text:p>
          </table:table-cell>
          <table:table-cell office:value-type="date" office:date-value="2007-06-04">
            <text:p>04.06.2007</text:p>
          </table:table-cell>
          <table:table-cell table:formula="oooc:=homework_totals" office:value-type="float" office:value="19.125">
            <text:p>19</text:p>
          </table:table-cell>
          <table:table-cell table:formula="oooc:=8+8+9+7+7" office:value-type="float" office:value="39">
            <text:p>39</text:p>
          </table:table-cell>
          <table:table-cell/>
          <table:table-cell table:formula="oooc:=[.E21]+[.F21]+[.G21]" office:value-type="float" office:value="58.125">
            <text:p>58</text:p>
          </table:table-cell>
          <table:table-cell/>
        </table:table-row>
        <table:table-row table:style-name="ro2">
          <table:table-cell office:value-type="string">
            <text:p>050657</text:p>
          </table:table-cell>
          <table:table-cell office:value-type="string">
            <text:p>Boriss Šelajev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2" svg:width="1.1413in" svg:height="0.3902in" svg:x="6.6024in" svg:y="3.1185in" draw:caption-point-x="-6.6024in" draw:caption-point-y="-3.1185in">
              <dc:date>2007-05-31T00:00:00</dc:date>
              <text:p text:style-name="P1"><text:span text:style-name="T1">Robocode participant</text:span></text:p>
            </office:annotation>
            <text:p>5</text:p>
          </table:table-cell>
          <table:table-cell table:formula="oooc:=[.E22]+[.F22]+[.G22]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20648</text:p>
          </table:table-cell>
          <table:table-cell office:value-type="string">
            <text:p>Maire Õitsmets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3]+[.F23]+[.G23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string">
            <text:p>-</text:p>
          </table:table-cell>
          <table:table-cell table:number-columns-repeated="7"/>
        </table:table-row>
        <table:table-row table:style-name="ro2">
          <table:table-cell office:value-type="string">
            <text:p>010687</text:p>
          </table:table-cell>
          <table:table-cell office:value-type="string">
            <text:p>Martin Laugen (050210)</text:p>
          </table:table-cell>
          <table:table-cell office:value-type="date" office:date-value="2007-05-30">
            <text:p>30.05.2007</text:p>
          </table:table-cell>
          <table:table-cell/>
          <table:table-cell table:formula="oooc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2" svg:width="1.1413in" svg:height="0.3902in" svg:x="6.6024in" svg:y="3.6287in" draw:caption-point-x="-6.6024in" draw:caption-point-y="-3.6287in">
              <dc:date>2007-05-31T00:00:00</dc:date>
              <text:p text:style-name="P1"><text:span text:style-name="T1">Robocode participant</text:span></text:p>
            </office:annotation>
            <text:p>5</text:p>
          </table:table-cell>
          <table:table-cell table:formula="oooc:=[.E25]+[.F25]+[.G25]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11767</text:p>
          </table:table-cell>
          <table:table-cell office:value-type="string">
            <text:p>Taavi Sildeberg</text:p>
          </table:table-cell>
          <table:table-cell table:number-columns-repeated="2"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6]+[.F26]+[.G26]" office:value-type="float" office:value="0">
            <text:p>0</text:p>
          </table:table-cell>
          <table:table-cell/>
        </table:table-row>
        <table:table-row table:style-name="ro2" table:number-rows-repeated="4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4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5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6"/>
        <table:table-column table:style-name="co3" table:number-columns-repeated="3" table:default-cell-style-name="Default"/>
        <table:table-row table:style-name="ro4">
          <table:table-cell table:style-name="ce4" office:value-type="string">
            <text:p>Cod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ask complete %</text:p>
          </table:table-cell>
          <table:table-cell table:style-name="ce4" office:value-type="string">
            <text:p>Model</text:p>
          </table:table-cell>
          <table:table-cell table:style-name="ce4" office:value-type="string">
            <text:p>Design</text:p>
          </table:table-cell>
          <table:table-cell table:style-name="ce4" office:value-type="string">
            <text:p>Java API &amp; language</text:p>
          </table:table-cell>
          <table:table-cell table:style-name="ce4" office:value-type="string">
            <text:p>Error handling</text:p>
          </table:table-cell>
          <table:table-cell table:style-name="ce4" office:value-type="string">
            <text:p>Docs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otal</text:p>
          </table:table-cell>
          <table:table-cell table:style-name="ce8" table:number-columns-repeated="3"/>
        </table:table-row>
        <table:table-row table:style-name="ro2">
          <table:table-cell table:formula="oooc:=codes" office:value-type="string" office:string-value="020556">
            <text:p>020556</text:p>
          </table:table-cell>
          <table:table-cell table:formula="oooc:=names" office:value-type="string" office:string-value="Agu Aarna">
            <text:p>Agu Aarna</text:p>
          </table:table-cell>
          <table:table-cell office:value-type="percentage" office:value="0.95">
            <office:annotation draw:style-name="gr2" draw:text-style-name="P2" svg:width="3.2996in" svg:height="1.0374in" svg:x="2.9992in" svg:y="0.2516in" draw:caption-point-x="-2.9992in" draw:caption-point-y="-0.2516in">
              <dc:date>2007-06-04T00:00:00</dc:date>
              <text:p text:style-name="P1"><text:span text:style-name="T1">No interactive input from keyboard</text:span></text:p>
              <text:p text:style-name="P1"><text:span text:style-name="T1">Console output not user-friendly enough</text:span></text:p>
              <text:p text:style-name="P1"><text:span text:style-name="T1">Places not displayed correctly (“1” instead of “1-4”)</text:span></text:p>
              <text:p text:style-name="P1"><text:span text:style-name="T1">No way to change SQL connection parameters</text:span></text:p>
              <text:p text:style-name="P1"><text:span text:style-name="T1">Displays weird logs (WARNING: unable to parse)</text:span></text:p>
            </office:annotation>
            <text:p>95%</text:p>
          </table:table-cell>
          <table:table-cell office:value-type="float" office:value="8">
            <office:annotation draw:style-name="gr9" draw:text-style-name="P2" svg:width="3.3303in" svg:height="0.8567in" svg:x="3.8579in" svg:y="0.3984in" draw:caption-point-x="-3.8579in" draw:caption-point-y="-0.3984in">
              <dc:date>2007-05-28T00:00:00</dc:date>
              <text:p text:style-name="P1"><text:span text:style-name="T1">Competitor – Comparable, extends EnumMap</text:span></text:p>
              <text:p text:style-name="P1"><text:span text:style-name="T1">Additionally stores results as Strings</text:span></text:p>
              <text:p text:style-name="P1"><text:span text:style-name="T1">Locale and encoding should not be part of the model</text:span></text:p>
              <text:p text:style-name="P1"><text:span text:style-name="T1">Date is better for storing of dates than Calendar</text:span></text:p>
              <text:p text:style-name="P1"><text:span text:style-name="T1">Superfluous constructors and getters</text:span></text:p>
            </office:annotation>
            <text:p>8</text:p>
          </table:table-cell>
          <table:table-cell office:value-type="float" office:value="5">
            <office:annotation draw:style-name="gr14" draw:text-style-name="P2" svg:width="6.3921in" svg:height="1.4567in" svg:x="4.8299in" svg:y="0.4087in" draw:caption-point-x="-4.8299in" draw:caption-point-y="-0.4087in">
              <dc:date>2007-05-28T00:00:00</dc:date>
              <text:p text:style-name="P1"><text:span text:style-name="T1">Too much logic in the Main class – not object-oriented, nor reusable code (uses static fields)</text:span></text:p>
              <text:p text:style-name="P1"><text:span text:style-name="T1">Code duplication in DecathlonEvent</text:span></text:p>
              <text:p text:style-name="P1"><text:span text:style-name="T1">Date format and encoding is hardcoded in too many places</text:span></text:p>
              <text:p text:style-name="P1"><text:span text:style-name="T1">“</text:span><text:span text:style-name="T1">functional members” in Main are pre-created without reasons</text:span></text:p>
              <text:p text:style-name="P1"><text:span text:style-name="T1">PriorityQueue is used directly everywhere (not Collection or Queue)</text:span></text:p>
              <text:p text:style-name="P1"><text:span text:style-name="T1">Too many return paths from methods (overuse of return)</text:span></text:p>
              <text:p text:style-name="P1"><text:span text:style-name="T1">Common reader interfaces exists, but useless</text:span></text:p>
              <text:p text:style-name="P1"><text:span text:style-name="T1">Initialization and usage of concrete readers in writers hardcoded in Main class</text:span></text:p>
            </office:annotation>
            <text:p>5</text:p>
          </table:table-cell>
          <table:table-cell office:value-type="float" office:value="9">
            <office:annotation draw:style-name="gr21" draw:text-style-name="P2" svg:width="2.3787in" svg:height="0.8697in" svg:x="5.7197in" svg:y="0.3461in" draw:caption-point-x="-5.7197in" draw:caption-point-y="-0.3461in">
              <dc:date>2007-05-28T00:00:00</dc:date>
              <text:p text:style-name="P1"><text:span text:style-name="T1">Locales are not for hardcoding</text:span></text:p>
              <text:p text:style-name="P1"><text:span text:style-name="T1">PriorityQueue, EnumMap, Arrays</text:span></text:p>
              <text:p text:style-name="P1"><text:span text:style-name="T1">Enum</text:span></text:p>
              <text:p text:style-name="P1"><text:span text:style-name="T1">Logging</text:span></text:p>
            </office:annotation>
            <text:p>9</text:p>
          </table:table-cell>
          <table:table-cell office:value-type="float" office:value="8">
            <office:annotation draw:style-name="gr26" draw:text-style-name="P2" svg:width="2.4307in" svg:height="1.2047in" svg:x="6.5157in" svg:y="0.4193in" draw:caption-point-x="-6.5157in" draw:caption-point-y="-0.4193in">
              <dc:date>2007-05-28T00:00:00</dc:date>
              <text:p text:style-name="P1"><text:span text:style-name="T1">Logging generally is not suitable for arguments validation</text:span></text:p>
              <text:p text:style-name="P1"><text:span text:style-name="T1">No clear separation of code and error handling</text:span></text:p>
              <text:p text:style-name="P1"><text:span text:style-name="T1">Too many similar catch blocks in DecathlonResultXmlWriter</text:span></text:p>
              <text:p text:style-name="P2"><text:span text:style-name="T1"/></text:p>
            </office:annotation>
            <text:p>8</text:p>
          </table:table-cell>
          <table:table-cell office:value-type="float" office:value="10">
            <office:annotation draw:style-name="gr32" draw:text-style-name="P2" svg:width="2.2134in" svg:height="0.3039in" svg:x="7.5402in" svg:y="0.4508in" draw:caption-point-x="-7.5402in" draw:caption-point-y="-0.4508in">
              <dc:date>2007-05-28T00:00:00</dc:date>
              <text:p text:style-name="P1"><text:span text:style-name="T1">Overuse of @author tags :-)</text:span></text:p>
            </office:annotation>
            <text:p>10</text:p>
          </table:table-cell>
          <table:table-cell office:value-type="float" office:value="8">
            <office:annotation draw:style-name="gr35" draw:text-style-name="P2" svg:width="3.4752in" svg:height="1.1677in" svg:x="8.3575in" svg:y="0.3669in" draw:caption-point-x="-8.3575in" draw:caption-point-y="-0.3669in">
              <dc:date>2007-05-28T00:00:00</dc:date>
              <text:p text:style-name="P1"><text:span text:style-name="T1">Tests must be in same packages as tested classes</text:span></text:p>
              <text:p text:style-name="P1"><text:span text:style-name="T1">Not pure unit tests - access database (will fail if down)</text:span></text:p>
              <text:p text:style-name="P1"><text:span text:style-name="T1">Unneeded fail() calls in case of exceptions (just pass them through)</text:span></text:p>
              <text:p text:style-name="P1"><text:span text:style-name="T1">No contract tests for interfaces (because they are not used?)</text:span></text:p>
              <text:p text:style-name="P2"><text:span text:style-name="T1"/></text:p>
            </office:annotation>
            <text:p>8</text:p>
          </table:table-cell>
          <table:table-cell table:formula="oooc:=SUM([.D2:.I2])*5/6*[.C2]" office:value-type="float" office:value="38">
            <text:p>38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47">
            <text:p>030647</text:p>
          </table:table-cell>
          <table:table-cell table:formula="oooc:=names" office:value-type="string" office:string-value="Igor Aleksejev">
            <text:p>Igor Aleksejev</text:p>
          </table:table-cell>
          <table:table-cell/>
          <table:table-cell table:number-columns-repeated="6"/>
          <table:table-cell table:formula="oooc:=SUM([.D3:.I3])*5/6*[.C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60397">
            <text:p>060397</text:p>
          </table:table-cell>
          <table:table-cell table:formula="oooc:=names" office:value-type="string" office:string-value="Margus Ernits">
            <text:p>Margus Ernits</text:p>
          </table:table-cell>
          <table:table-cell/>
          <table:table-cell table:number-columns-repeated="6"/>
          <table:table-cell table:formula="oooc:=SUM([.D4:.I4])*5/6*[.C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543">
            <text:p>020543</text:p>
          </table:table-cell>
          <table:table-cell table:formula="oooc:=names" office:value-type="string" office:string-value="Vadim Ivanov">
            <text:p>Vadim Ivanov</text:p>
          </table:table-cell>
          <table:table-cell/>
          <table:table-cell table:number-columns-repeated="6"/>
          <table:table-cell table:formula="oooc:=SUM([.D5:.I5])*5/6*[.C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60644">
            <text:p>960644</text:p>
          </table:table-cell>
          <table:table-cell table:formula="oooc:=names" office:value-type="string" office:string-value="Lembit Jürimägi">
            <text:p>Lembit Jürimägi</text:p>
          </table:table-cell>
          <table:table-cell/>
          <table:table-cell table:number-columns-repeated="6"/>
          <table:table-cell table:formula="oooc:=SUM([.D6:.I6])*5/6*[.C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1861">
            <text:p>011861</text:p>
          </table:table-cell>
          <table:table-cell table:formula="oooc:=names" office:value-type="string" office:string-value="Jaak Karjane">
            <text:p>Jaak Karjane</text:p>
          </table:table-cell>
          <table:table-cell/>
          <table:table-cell table:number-columns-repeated="6"/>
          <table:table-cell table:formula="oooc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36">
            <text:p>030636</text:p>
          </table:table-cell>
          <table:table-cell table:formula="oooc:=names" office:value-type="string" office:string-value="Martin Kenk">
            <text:p>Martin Kenk</text:p>
          </table:table-cell>
          <table:table-cell office:value-type="percentage" office:value="0.95">
            <office:annotation draw:style-name="gr3" draw:text-style-name="P2" svg:width="2.5866in" svg:height="0.6287in" svg:x="3.0157in" svg:y="0.7547in" draw:caption-point-x="-3.0157in" draw:caption-point-y="-0.7547in">
              <dc:date>2007-06-04T00:00:00</dc:date>
              <text:p text:style-name="P1"><text:span text:style-name="T1">Console output is not user-friendly</text:span></text:p>
              <text:p text:style-name="P1"><text:span text:style-name="T1">Not clear in what format to enter data interactively</text:span></text:p>
            </office:annotation>
            <text:p>95%</text:p>
          </table:table-cell>
          <table:table-cell office:value-type="float" office:value="8">
            <office:annotation draw:style-name="gr10" draw:text-style-name="P2" svg:width="3.098in" svg:height="1.1524in" svg:x="3.9047in" svg:y="0.7547in" draw:caption-point-x="-3.9047in" draw:caption-point-y="-0.7547in">
              <dc:date>2007-06-04T00:00:00</dc:date>
              <text:p text:style-name="P1"><text:span text:style-name="T1">Competitor holds results as ints and Strings, total points as Integer</text:span></text:p>
              <text:p text:style-name="P1"><text:span text:style-name="T1">Date of birth must be Date, not String</text:span></text:p>
              <text:p text:style-name="P1"><text:span text:style-name="T1">is Comparable&lt;Object&gt;, not &lt;Competitor&gt;</text:span></text:p>
              <text:p text:style-name="P1"><text:span text:style-name="T1">equals and compareTo are not null-safe</text:span></text:p>
              <text:p text:style-name="P1"><text:span text:style-name="T1">Lots of commented-out code</text:span></text:p>
              <text:p text:style-name="P1"><text:span text:style-name="T1">Event is an enum</text:span></text:p>
            </office:annotation>
            <text:p>8</text:p>
          </table:table-cell>
          <table:table-cell office:value-type="float" office:value="4">
            <office:annotation draw:style-name="gr15" draw:text-style-name="P2" svg:width="3.2642in" svg:height="0.8567in" svg:x="4.7941in" svg:y="0.7547in" draw:caption-point-x="-4.7941in" draw:caption-point-y="-0.7547in">
              <dc:date>2007-06-04T00:00:00</dc:date>
              <text:p text:style-name="P1"><text:span text:style-name="T1">Monster main() method (150 lines!!!) - too complex</text:span></text:p>
              <text:p text:style-name="P1"><text:span text:style-name="T1">Points calculation in PointsForObjects is too complex, mixed with CSV parsing</text:span></text:p>
              <text:p text:style-name="P1"><text:span text:style-name="T1">Weird class PlacesForDecathletes</text:span></text:p>
              <text:p text:style-name="P1"><text:span text:style-name="T1">No encapsulation, no abstraction</text:span></text:p>
            </office:annotation>
            <text:p>4</text:p>
          </table:table-cell>
          <table:table-cell office:value-type="float" office:value="6">
            <office:annotation draw:style-name="gr22" draw:text-style-name="P2" svg:width="2.7831in" svg:height="0.9744in" svg:x="5.6831in" svg:y="0.7547in" draw:caption-point-x="-5.6831in" draw:caption-point-y="-0.7547in">
              <dc:date>2007-06-04T00:00:00</dc:date>
              <text:p text:style-name="P1"><text:span text:style-name="T1">Overuse of System.exit()</text:span></text:p>
              <text:p text:style-name="P1"><text:span text:style-name="T1">ArrayList instead of List in signatures</text:span></text:p>
              <text:p text:style-name="P1"><text:span text:style-name="T1">Internal apache XMLSerializer is used directly!!! </text:span></text:p>
              <text:p text:style-name="P1"><text:span text:style-name="T1">SAX-like XML generation</text:span></text:p>
            </office:annotation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office:annotation draw:style-name="gr13" draw:text-style-name="P2" svg:width="2.6146in" svg:height="0.7012in" svg:x="7.461in" svg:y="0.7547in" draw:caption-point-x="-7.461in" draw:caption-point-y="-0.7547in">
              <dc:date>2007-06-04T00:00:00</dc:date>
              <text:p text:style-name="P1"><text:span text:style-name="T1">Documentation text is after tags in some places – this text doesn't manage into documentation</text:span></text:p>
              <text:p text:style-name="P1"><text:span text:style-name="T1">Commented-out code</text:span></text:p>
            </office:annotation>
            <text:p>8</text:p>
          </table:table-cell>
          <table:table-cell office:value-type="float" office:value="4">
            <office:annotation draw:style-name="gr1" draw:text-style-name="P2" svg:width="2.248in" svg:height="0.5457in" svg:x="8.35in" svg:y="0.7547in" draw:caption-point-x="-8.35in" draw:caption-point-y="-0.7547in">
              <dc:date>2007-06-04T00:00:00</dc:date>
              <text:p text:style-name="P1"><text:span text:style-name="T1">Low coverage</text:span></text:p>
              <text:p text:style-name="P1"><text:span text:style-name="T1">Monster methods are not tested – this is where all the bugs are!</text:span></text:p>
            </office:annotation>
            <text:p>4</text:p>
          </table:table-cell>
          <table:table-cell table:formula="oooc:=SUM([.D8:.I8])*5/6*[.C8]" office:value-type="float" office:value="27.7083333333333">
            <text:p>28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80947">
            <text:p>980947</text:p>
          </table:table-cell>
          <table:table-cell table:formula="oooc:=names" office:value-type="string" office:string-value="Meelis Kerbo">
            <text:p>Meelis Kerbo</text:p>
          </table:table-cell>
          <table:table-cell/>
          <table:table-cell table:number-columns-repeated="6"/>
          <table:table-cell table:formula="oooc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544">
            <text:p>020544</text:p>
          </table:table-cell>
          <table:table-cell table:formula="oooc:=names" office:value-type="string" office:string-value="Julia Kondratjeva">
            <text:p>Julia Kondratjeva</text:p>
          </table:table-cell>
          <table:table-cell/>
          <table:table-cell table:number-columns-repeated="6"/>
          <table:table-cell table:formula="oooc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30">
            <text:p>030630</text:p>
          </table:table-cell>
          <table:table-cell table:formula="oooc:=names" office:value-type="string" office:string-value="Sergei Kostin">
            <text:p>Sergei Kostin</text:p>
          </table:table-cell>
          <table:table-cell/>
          <table:table-cell table:number-columns-repeated="6"/>
          <table:table-cell table:formula="oooc:=SUM([.D11:.I11])*5/6*[.C1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50209">
            <text:p>050209</text:p>
          </table:table-cell>
          <table:table-cell table:formula="oooc:=names" office:value-type="string" office:string-value="Kaupo Laan">
            <text:p>Kaupo Laan</text:p>
          </table:table-cell>
          <table:table-cell office:value-type="percentage" office:value="0.9">
            <office:annotation draw:style-name="gr4" draw:text-style-name="P2" svg:width="4.2965in" svg:height="1.0122in" svg:x="3.0157in" svg:y="1.4244in" draw:caption-point-x="-3.0157in" draw:caption-point-y="-1.4244in">
              <dc:date>2007-05-28T00:00:00</dc:date>
              <text:p text:style-name="P1"><text:span text:style-name="T1">Program is 100% interactive, where are command-line parameters?</text:span></text:p>
              <text:p text:style-name="P1"><text:span text:style-name="T1">Console output not user-friendly</text:span></text:p>
              <text:p text:style-name="P1"><text:span text:style-name="T1">Date of birth format is different when loading from different sources</text:span></text:p>
              <text:p text:style-name="P1"><text:span text:style-name="T1">Places not displayed correctly (“1” instead of “1-4”)</text:span></text:p>
              <text:p text:style-name="P1"><text:span text:style-name="T1">No way to change SQL connection parameters</text:span></text:p>
              <text:p text:style-name="P1"><text:span text:style-name="T1">No way to select the desired competition in the Database</text:span></text:p>
            </office:annotation>
            <text:p>90%</text:p>
          </table:table-cell>
          <table:table-cell office:value-type="float" office:value="6">
            <office:annotation draw:style-name="gr4" draw:text-style-name="P2" svg:width="3.3559in" svg:height="1.0122in" svg:x="3.9047in" svg:y="1.4244in" draw:caption-point-x="-3.9047in" draw:caption-point-y="-1.4244in">
              <dc:date>2007-05-28T00:00:00</dc:date>
              <text:p text:style-name="P1"><text:span text:style-name="T1">Sportman – Comparable (not null-safe)</text:span></text:p>
              <text:p text:style-name="P1"><text:span text:style-name="T1">Empty strings as default values are a bad idea</text:span></text:p>
              <text:p text:style-name="P1"><text:span text:style-name="T1">All fields are package access</text:span></text:p>
              <text:p text:style-name="P1"><text:span text:style-name="T1">dateOfBirth must be Date, not String</text:span></text:p>
              <text:p text:style-name="P1"><text:span text:style-name="T1">Includes calculation logic (calculateAndStoreSportmanScore)</text:span></text:p>
            </office:annotation>
            <text:p>6</text:p>
          </table:table-cell>
          <table:table-cell office:value-type="float" office:value="2">
            <office:annotation draw:style-name="gr16" draw:text-style-name="P2" svg:width="3.6768in" svg:height="1.4787in" svg:x="4.7941in" svg:y="1.4244in" draw:caption-point-x="-4.7941in" draw:caption-point-y="-1.4244in">
              <dc:date>2007-05-28T00:00:00</dc:date>
              <text:p text:style-name="P1"><text:span text:style-name="T1">DecathlonPoints is an enum</text:span></text:p>
              <text:p text:style-name="P1"><text:span text:style-name="T1">Overall design is not object-oriented (overuse of static methods)</text:span></text:p>
              <text:p text:style-name="P1"><text:span text:style-name="T1">Even static fields!!!</text:span></text:p>
              <text:p text:style-name="P1"><text:span text:style-name="T1">Lots of duplication in IO classes</text:span></text:p>
              <text:p text:style-name="P1"><text:span text:style-name="T1">All input/output formats hardcoded, no common interface</text:span></text:p>
              <text:p text:style-name="P1"><text:span text:style-name="T1">UI and program logic mixed</text:span></text:p>
              <text:p text:style-name="P2"><text:span text:style-name="T1"/></text:p>
            </office:annotation>
            <text:p>2</text:p>
          </table:table-cell>
          <table:table-cell office:value-type="float" office:value="6">
            <office:annotation draw:style-name="gr23" draw:text-style-name="P2" svg:width="3.7913in" svg:height="1.0067in" svg:x="5.6831in" svg:y="1.4244in" draw:caption-point-x="-5.6831in" draw:caption-point-y="-1.4244in">
              <dc:date>2007-05-28T00:00:00</dc:date>
              <text:p text:style-name="P1"><text:span text:style-name="T1">Insufficient collections API knowlegde</text:span></text:p>
              <text:p text:style-name="P1"><text:span text:style-name="T1">enum.values() overuse (very little normal enum usage)</text:span></text:p>
              <text:p text:style-name="P1"><text:span text:style-name="T1">BufferedReader is created for each read</text:span></text:p>
              <text:p text:style-name="P1"><text:span text:style-name="T1">File existence check via BufferedInputStream</text:span></text:p>
              <text:p text:style-name="P1"><text:span text:style-name="T1">DOM usage for XML generation</text:span></text:p>
            </office:annotation>
            <text:p>6</text:p>
          </table:table-cell>
          <table:table-cell office:value-type="float" office:value="6">
            <office:annotation draw:style-name="gr27" draw:text-style-name="P2" svg:width="2.6126in" svg:height="0.5874in" svg:x="6.572in" svg:y="1.4244in" draw:caption-point-x="-6.572in" draw:caption-point-y="-1.4244in">
              <dc:date>2007-05-28T00:00:00</dc:date>
              <text:p text:style-name="P1"><text:span text:style-name="T1">Many empty catch blocks</text:span></text:p>
              <text:p text:style-name="P1"><text:span text:style-name="T1">No clear separation of code and error handling</text:span></text:p>
            </office:annotation>
            <text:p>6</text:p>
          </table:table-cell>
          <table:table-cell office:value-type="float" office:value="7">
            <office:annotation draw:style-name="gr25" draw:text-style-name="P2" svg:width="2.9441in" svg:height="1.0122in" svg:x="7.461in" svg:y="1.4244in" draw:caption-point-x="-7.461in" draw:caption-point-y="-1.4244in">
              <dc:date>2007-05-28T00:00:00</dc:date>
              <text:p text:style-name="P1"><text:span text:style-name="T1">All publics are documented</text:span></text:p>
              <text:p text:style-name="P1"><text:span text:style-name="T1">Method parameters and exceptions not documented in most cases</text:span></text:p>
              <text:p text:style-name="P1"><text:span text:style-name="T1">@param declarations are invalid for classes</text:span></text:p>
              <text:p text:style-name="P1"><text:span text:style-name="T1">Fields must have their own javadoc</text:span></text:p>
              <text:p text:style-name="P2"><text:span text:style-name="T1"/></text:p>
            </office:annotation>
            <text:p>7</text:p>
          </table:table-cell>
          <table:table-cell office:value-type="float" office:value="3">
            <office:annotation draw:style-name="gr10" draw:text-style-name="P2" svg:width="2.0063in" svg:height="0.8567in" svg:x="8.1402in" svg:y="1.289in" draw:caption-point-x="-8.1402in" draw:caption-point-y="-1.289in">
              <dc:date>2007-05-28T00:00:00</dc:date>
              <text:p text:style-name="P1"><text:span text:style-name="T1">Useless getter/setter testing</text:span></text:p>
              <text:p text:style-name="P1"><text:span text:style-name="T1">Useless assertion messages</text:span></text:p>
              <text:p text:style-name="P1"><text:span text:style-name="T1">Too verbose</text:span></text:p>
              <text:p text:style-name="P1"><text:span text:style-name="T1">Very low coverage</text:span></text:p>
              <text:p text:style-name="P1"><text:span text:style-name="T1">Main logic is not tested at all</text:span></text:p>
            </office:annotation>
            <text:p>3</text:p>
          </table:table-cell>
          <table:table-cell table:formula="oooc:=SUM([.D12:.I12])*5/6*[.C12]" office:value-type="float" office:value="22.5">
            <text:p>23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0691">
            <text:p>010691</text:p>
          </table:table-cell>
          <table:table-cell table:formula="oooc:=names" office:value-type="string" office:string-value="Ilja Lutov">
            <text:p>Ilja Lutov</text:p>
          </table:table-cell>
          <table:table-cell/>
          <table:table-cell table:number-columns-repeated="6"/>
          <table:table-cell table:formula="oooc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57">
            <text:p>030657</text:p>
          </table:table-cell>
          <table:table-cell table:formula="oooc:=names" office:value-type="string" office:string-value="Karina Minakova">
            <text:p>Karina Minakova</text:p>
          </table:table-cell>
          <table:table-cell/>
          <table:table-cell table:number-columns-repeated="6"/>
          <table:table-cell table:formula="oooc:=SUM([.D14:.I14])*5/6*[.C1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55">
            <text:p>030655</text:p>
          </table:table-cell>
          <table:table-cell table:formula="oooc:=names" office:value-type="string" office:string-value="Triin Nestor">
            <text:p>Triin Nestor</text:p>
          </table:table-cell>
          <table:table-cell office:value-type="percentage" office:value="0.95">
            <office:annotation draw:style-name="gr5" draw:text-style-name="P2" svg:width="2.4299in" svg:height="0.7012in" svg:x="3.0157in" svg:y="1.9268in" draw:caption-point-x="-3.0157in" draw:caption-point-y="-1.9268in">
              <dc:date>2007-06-04T00:00:00</dc:date>
              <text:p text:style-name="P1"><text:span text:style-name="T1">Interactive input takes CSV data</text:span></text:p>
              <text:p text:style-name="P1"><text:span text:style-name="T1">Bugs when user enters non-digits interactively</text:span></text:p>
              <text:p text:style-name="P1"><text:span text:style-name="T1">JDBC connections strings hardcoded</text:span></text:p>
            </office:annotation>
            <text:p>95%</text:p>
          </table:table-cell>
          <table:table-cell office:value-type="float" office:value="6">
            <office:annotation draw:style-name="gr11" draw:text-style-name="P2" svg:width="2.9728in" svg:height="1.3232in" svg:x="3.9047in" svg:y="1.9268in" draw:caption-point-x="-3.9047in" draw:caption-point-y="-1.9268in">
              <dc:date>2007-06-04T00:00:00</dc:date>
              <text:p text:style-name="P1"><text:span text:style-name="T1">Competitor is Comparable, not null-safe</text:span></text:p>
              <text:p text:style-name="P1"><text:span text:style-name="T1">Competitor class is bloated: contains lots of CSV-specific code, place, raw and parsed data + parsing code (even DecathlonDatabaseReader reconstructs CSV line and passes it to Competitor back for parsing!!!)</text:span></text:p>
              <text:p text:style-name="P1"><text:span text:style-name="T1">DecathlonPoints is points holder and calculator</text:span></text:p>
            </office:annotation>
            <text:p>6</text:p>
          </table:table-cell>
          <table:table-cell office:value-type="float" office:value="4">
            <office:annotation draw:style-name="gr17" draw:text-style-name="P2" svg:width="3.6823in" svg:height="1.1677in" svg:x="4.7941in" svg:y="1.9268in" draw:caption-point-x="-4.7941in" draw:caption-point-y="-1.9268in">
              <dc:date>2007-06-04T00:00:00</dc:date>
              <text:p text:style-name="P1"><text:span text:style-name="T1">PriorityQueue is used everywhere (not Collection or Queue)</text:span></text:p>
              <text:p text:style-name="P1"><text:span text:style-name="T1">Place class and its method are not obvious from their names and signature, code is too complex</text:span></text:p>
              <text:p text:style-name="P1"><text:span text:style-name="T1">Spaghetti code: UI logic is mixed in on all layers</text:span></text:p>
              <text:p text:style-name="P1"><text:span text:style-name="T1">No abstraction in reader/writer implementations, calls hardcoded in DecathlonMain</text:span></text:p>
              <text:p text:style-name="P1"><text:span text:style-name="T1">Program structure <text:s/>is not object-oriented</text:span></text:p>
            </office:annotation>
            <text:p>4</text:p>
          </table:table-cell>
          <table:table-cell office:value-type="float" office:value="8">
            <office:annotation draw:style-name="gr24" draw:text-style-name="P2" svg:width="2.2917in" svg:height="0.5988in" svg:x="5.6831in" svg:y="1.9268in" draw:caption-point-x="-5.6831in" draw:caption-point-y="-1.9268in">
              <dc:date>2007-06-04T00:00:00</dc:date>
              <text:p text:style-name="P1"><text:span text:style-name="T1">line.equalsIgnoreCase("")</text:span></text:p>
              <text:p text:style-name="P1"><text:span text:style-name="T1">Enums are used</text:span></text:p>
            </office:annotation>
            <text:p>8</text:p>
          </table:table-cell>
          <table:table-cell office:value-type="float" office:value="6">
            <office:annotation draw:style-name="gr28" draw:text-style-name="P2" svg:width="2.7299in" svg:height="0.7138in" svg:x="6.572in" svg:y="1.9268in" draw:caption-point-x="-6.572in" draw:caption-point-y="-1.9268in">
              <dc:date>2007-06-04T00:00:00</dc:date>
              <text:p text:style-name="P1"><text:span text:style-name="T1">e.printStackTrace() and System.out are in innapropriate places, no clear separation of error handling code</text:span></text:p>
            </office:annotation>
            <text:p>6</text:p>
          </table:table-cell>
          <table:table-cell office:value-type="float" office:value="10">
            <office:annotation draw:style-name="gr25" draw:text-style-name="P2" svg:width="2.7295in" svg:height="0.5457in" svg:x="7.461in" svg:y="1.9268in" draw:caption-point-x="-7.461in" draw:caption-point-y="-1.9268in">
              <dc:date>2007-06-04T00:00:00</dc:date>
              <text:p text:style-name="P1"><text:span text:style-name="T1">javadoc could be used in some places instead of regular comments</text:span></text:p>
              <text:p text:style-name="P1"><text:span text:style-name="T1">Public methods are documented</text:span></text:p>
            </office:annotation>
            <text:p>10</text:p>
          </table:table-cell>
          <table:table-cell office:value-type="float" office:value="7">
            <office:annotation draw:style-name="gr9" draw:text-style-name="P2" svg:width="2.5303in" svg:height="1.1677in" svg:x="8.35in" svg:y="1.9268in" draw:caption-point-x="-8.35in" draw:caption-point-y="-1.9268in">
              <dc:date>2007-06-04T00:00:00</dc:date>
              <text:p text:style-name="P1"><text:span text:style-name="T1">Exception handling in all classes mask some errors in tests</text:span></text:p>
              <text:p text:style-name="P1"><text:span text:style-name="T1">Unit tests must be isolated from the DB</text:span></text:p>
              <text:p text:style-name="P1"><text:span text:style-name="T1">It doesn't make sense to write this kind of javadoc for test methods</text:span></text:p>
              <text:p text:style-name="P1"><text:span text:style-name="T1">Temp files in tests are windows-specific and are not deleted afterwards</text:span></text:p>
            </office:annotation>
            <text:p>7</text:p>
          </table:table-cell>
          <table:table-cell table:formula="oooc:=SUM([.D15:.I15])*5/6*[.C15]" office:value-type="float" office:value="32.4583333333333">
            <text:p>32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726">
            <text:p>030726</text:p>
          </table:table-cell>
          <table:table-cell table:formula="oooc:=names" office:value-type="string" office:string-value="Deniss Nikiforov">
            <text:p>Deniss Nikiforov</text:p>
          </table:table-cell>
          <table:table-cell/>
          <table:table-cell table:number-columns-repeated="6"/>
          <table:table-cell table:formula="oooc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60401">
            <text:p>060401</text:p>
          </table:table-cell>
          <table:table-cell table:formula="oooc:=names" office:value-type="string" office:string-value="Astrid Pärn">
            <text:p>Astrid Pärn</text:p>
          </table:table-cell>
          <table:table-cell>
            <office:annotation draw:style-name="gr6" draw:text-style-name="P2" svg:width="4.0705in" svg:height="0.8713in" svg:x="3.0157in" svg:y="2.2614in" draw:caption-point-x="-3.0157in" draw:caption-point-y="-2.2614in">
              <dc:date>2007-06-05T00:00:00</dc:date>
              <text:p text:style-name="P1"><text:span text:style-name="T1">GUI code, OS decrimination when selecting look and feel</text:span></text:p>
              <text:p text:style-name="P1"><text:span text:style-name="T1">Windows paths are used for hibernate mappings – program doesn't start</text:span></text:p>
              <text:p text:style-name="P1"><text:span text:style-name="T1">Program crashes if database is not accessible (even if user doesn't want to access it)</text:span></text:p>
            </office:annotation>
          </table:table-cell>
          <table:table-cell table:number-columns-repeated="2"/>
          <table:table-cell>
            <office:annotation draw:style-name="gr25" draw:text-style-name="P2" svg:width="2.3961in" svg:height="0.8567in" svg:x="5.6831in" svg:y="2.2614in" draw:caption-point-x="-5.6831in" draw:caption-point-y="-2.2614in">
              <dc:date>2007-06-05T00:00:00</dc:date>
              <text:p text:style-name="P1"><text:span text:style-name="T1">Legacy collections are used: Vector</text:span></text:p>
              <text:p text:style-name="P1"><text:span text:style-name="T1">Hibernate, but no relations mapped</text:span></text:p>
              <text:p text:style-name="P1"><text:span text:style-name="T1">Wrong usage of generics Vector&lt;Object&gt; is created from List&lt;Competition&gt;</text:span></text:p>
            </office:annotation>
          </table:table-cell>
          <table:table-cell table:number-columns-repeated="3"/>
          <table:table-cell table:formula="oooc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632">
            <text:p>020632</text:p>
          </table:table-cell>
          <table:table-cell table:formula="oooc:=names" office:value-type="string" office:string-value="Marek Soobik">
            <text:p>Marek Soobik</text:p>
          </table:table-cell>
          <table:table-cell office:value-type="percentage" office:value="0.95">
            <office:annotation draw:style-name="gr7" draw:text-style-name="P2" svg:width="3.6528in" svg:height="1.4787in" svg:x="3.0157in" svg:y="2.4287in" draw:caption-point-x="-3.0157in" draw:caption-point-y="-2.4287in">
              <dc:date>2007-06-07T00:00:00</dc:date>
              <text:p text:style-name="P2">Places not displayed correctly (“1” instead of “1-4”)</text:p>
              <text:p text:style-name="P2">Weird console interaction – this kind of options are more suitable for command-line arguments</text:p>
              <text:p text:style-name="P2">All examples are windows-specific</text:p>
              <text:p text:style-name="P2">Unable to name input files “console”, “database”, or “csv”</text:p>
              <text:p text:style-name="P2"/>
            </office:annotation>
            <text:p>95%</text:p>
          </table:table-cell>
          <table:table-cell office:value-type="float" office:value="8">
            <office:annotation draw:style-name="gr12" draw:text-style-name="P2" svg:width="4.6866in" svg:height="1.4898in" svg:x="3.9047in" svg:y="2.4287in" draw:caption-point-x="-3.9047in" draw:caption-point-y="-2.4287in">
              <dc:date>2007-06-06T00:00:00</dc:date>
              <text:p text:style-name="P2">AthleteResults is Comparable, not null-safe</text:p>
              <text:p text:style-name="P2">Event contains EventInfo (enum) and EventCalculator (interface) and contains concrete athlete scores, contains result as int, String, and float</text:p>
              <text:p text:style-name="P2">Model is clearly overengineered (too many classes), creation responsibility is not very good</text:p>
              <text:p text:style-name="P2">Date of birth is a String</text:p>
              <text:p text:style-name="P2">Too many delegation</text:p>
              <text:p text:style-name="P2">printResults() method is in the wrong place</text:p>
            </office:annotation>
            <text:p>8</text:p>
          </table:table-cell>
          <table:table-cell office:value-type="float" office:value="9">
            <office:annotation draw:style-name="gr18" draw:text-style-name="P2" svg:width="3.4524in" svg:height="0.7567in" svg:x="4.7941in" svg:y="2.4287in" draw:caption-point-x="-4.7941in" draw:caption-point-y="-2.4287in">
              <dc:date>2007-06-06T00:00:00</dc:date>
              <text:p text:style-name="P2">Input and Output interfaces, good abstraction</text:p>
              <text:p text:style-name="P2">Overuse of String fields</text:p>
              <text:p text:style-name="P2"/>
            </office:annotation>
            <text:p>9</text:p>
          </table:table-cell>
          <table:table-cell office:value-type="float" office:value="7">
            <office:annotation draw:style-name="gr18" draw:text-style-name="P2" svg:width="2.5531in" svg:height="0.7567in" svg:x="5.6831in" svg:y="2.4287in" draw:caption-point-x="-5.6831in" draw:caption-point-y="-2.4287in">
              <dc:date>2007-06-06T00:00:00</dc:date>
              <text:p text:style-name="P2">Whiles insted of for or even for-each</text:p>
              <text:p text:style-name="P2">Manual XML generation – very fragile</text:p>
              <text:p text:style-name="P2">Manual line.separator usage instead of PrintWriter</text:p>
            </office:annotation>
            <text:p>7</text:p>
          </table:table-cell>
          <table:table-cell office:value-type="float" office:value="6">
            <office:annotation draw:style-name="gr29" draw:text-style-name="P2" svg:width="2.061in" svg:height="0.6728in" svg:x="6.572in" svg:y="2.4287in" draw:caption-point-x="-6.572in" draw:caption-point-y="-2.4287in">
              <dc:date>2007-06-06T00:00:00</dc:date>
              <text:p text:style-name="P2">Lots of empty catch blocks</text:p>
            </office:annotation>
            <text:p>6</text:p>
          </table:table-cell>
          <table:table-cell office:value-type="float" office:value="9">
            <office:annotation draw:style-name="gr33" draw:text-style-name="P2" svg:width="2.2382in" svg:height="0.7012in" svg:x="7.461in" svg:y="2.4287in" draw:caption-point-x="-7.461in" draw:caption-point-y="-2.4287in">
              <dc:date>2007-06-07T00:00:00</dc:date>
              <text:p text:style-name="P2">Interface methods are not documented (contract)</text:p>
              <text:p text:style-name="P2">Some javadoc tags missing</text:p>
              <text:p text:style-name="P2">Public methods documented</text:p>
            </office:annotation>
            <text:p>9</text:p>
          </table:table-cell>
          <table:table-cell office:value-type="float" office:value="4">
            <office:annotation draw:style-name="gr36" draw:text-style-name="P2" svg:width="1.6in" svg:height="1.7898in" svg:x="8.35in" svg:y="2.4287in" draw:caption-point-x="-8.35in" draw:caption-point-y="-2.4287in">
              <dc:date>2007-06-07T00:00:00</dc:date>
              <text:p text:style-name="P2">Some tests fail, other hang</text:p>
              <text:p text:style-name="P2">“Wrong” naming convention: “Test” should be a suffix</text:p>
              <text:p text:style-name="P2">Many test methods are named “testname”</text:p>
              <text:p text:style-name="P2">Hardcoded Windows paths (C:\result.csv)</text:p>
              <text:p text:style-name="P2"/>
            </office:annotation>
            <text:p>4</text:p>
          </table:table-cell>
          <table:table-cell table:formula="oooc:=SUM([.D18:.I18])*5/6*[.C18]" office:value-type="float" office:value="34.0416666666667">
            <text:p>34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81774">
            <text:p>981774</text:p>
          </table:table-cell>
          <table:table-cell table:formula="oooc:=names" office:value-type="string" office:string-value="Konstantin Tarletski">
            <text:p>Konstantin Tarletski</text:p>
          </table:table-cell>
          <table:table-cell/>
          <table:table-cell table:number-columns-repeated="6"/>
          <table:table-cell table:formula="oooc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32">
            <text:p>030632</text:p>
          </table:table-cell>
          <table:table-cell table:formula="oooc:=names" office:value-type="string" office:string-value="Anton Tšertov">
            <text:p>Anton Tšertov</text:p>
          </table:table-cell>
          <table:table-cell office:value-type="percentage" office:value="0.85">
            <office:annotation draw:style-name="gr5" draw:text-style-name="P2" svg:width="2.2831in" svg:height="0.7083in" svg:x="3.0157in" svg:y="2.7634in" draw:caption-point-x="-3.0157in" draw:caption-point-y="-2.7634in">
              <dc:date>2007-06-04T00:00:00</dc:date>
              <text:p text:style-name="P1"><text:span text:style-name="T1">Bugs in sorting: 10 is after 1 and before 2</text:span></text:p>
              <text:p text:style-name="P1"><text:span text:style-name="T1">Output is not user-friendly</text:span></text:p>
              <text:p text:style-name="P1"><text:span text:style-name="T1">Database loading requires a parameter, but it is not used</text:span></text:p>
              <text:p text:style-name="P1"><text:span text:style-name="T1">Not entering of other parameters crashes the program</text:span></text:p>
              <text:p text:style-name="P1"><text:span text:style-name="T1">Not clear what input from console expects</text:span></text:p>
              <text:p text:style-name="P1"><text:span text:style-name="T1">Lots of commented-out code</text:span></text:p>
            </office:annotation>
            <text:p>85%</text:p>
          </table:table-cell>
          <table:table-cell office:value-type="float" office:value="6">
            <office:annotation draw:style-name="gr13" draw:text-style-name="P2" svg:width="2.2831in" svg:height="0.8567in" svg:x="3.9047in" svg:y="2.7634in" draw:caption-point-x="-3.9047in" draw:caption-point-y="-2.7634in">
              <dc:date>2007-06-04T00:00:00</dc:date>
              <text:p text:style-name="P1"><text:span text:style-name="T1">Bloated Competitor, includes parsing and points calculation</text:span></text:p>
              <text:p text:style-name="P1"><text:span text:style-name="T1">Calculation formula is hardcoded and duplicated</text:span></text:p>
              <text:p text:style-name="P1"><text:span text:style-name="T1">toString() constructs the CSV back</text:span></text:p>
            </office:annotation>
            <text:p>6</text:p>
          </table:table-cell>
          <table:table-cell office:value-type="float" office:value="3">
            <office:annotation draw:style-name="gr19" draw:text-style-name="P2" svg:width="2.2831in" svg:height="0.7083in" svg:x="4.7941in" svg:y="2.7634in" draw:caption-point-x="-4.7941in" draw:caption-point-y="-2.7634in">
              <dc:date>2007-06-04T00:00:00</dc:date>
              <text:p text:style-name="P1"><text:span text:style-name="T1">Short main() method</text:span></text:p>
              <text:p text:style-name="P1"><text:span text:style-name="T1">No abstraction</text:span></text:p>
              <text:p text:style-name="P1"><text:span text:style-name="T1">handleOutput() is called many times in ConsoleHandler</text:span></text:p>
              <text:p text:style-name="P1"><text:span text:style-name="T1">SqlQuery contains too much logic for its name and is used directly in ConsoleHelper</text:span></text:p>
              <text:p text:style-name="P1"><text:span text:style-name="T1">Everything is hardcoded and mixed together in big and ugly ConsoleHandler (even select queries)</text:span></text:p>
            </office:annotation>
            <text:p>3</text:p>
          </table:table-cell>
          <table:table-cell office:value-type="float" office:value="6">
            <office:annotation draw:style-name="gr4" draw:text-style-name="P2" svg:width="2.2831in" svg:height="1.3232in" svg:x="5.6831in" svg:y="2.7634in" draw:caption-point-x="-5.6831in" draw:caption-point-y="-2.7634in">
              <dc:date>2007-06-04T00:00:00</dc:date>
              <text:p text:style-name="P1"><text:span text:style-name="T1">No need to use locales or calendars</text:span></text:p>
              <text:p text:style-name="P1"><text:span text:style-name="T1">Scanner is used for parsing</text:span></text:p>
              <text:p text:style-name="P1"><text:span text:style-name="T1">.equals("") instead of isEmpty()</text:span></text:p>
              <text:p text:style-name="P1"><text:span text:style-name="T1">System.out is wrapped into another PrintStream to fake that the encoding is UTF-8!!! (will not work)</text:span></text:p>
              <text:p text:style-name="P1"><text:span text:style-name="T1">extensive usage of io classes</text:span></text:p>
              <text:p text:style-name="P2"><text:span text:style-name="T1"/></text:p>
            </office:annotation>
            <text:p>6</text:p>
          </table:table-cell>
          <table:table-cell office:value-type="float" office:value="4">
            <office:annotation draw:style-name="gr30" draw:text-style-name="P2" svg:width="1.1413in" svg:height="0.7567in" svg:x="6.572in" svg:y="2.7634in" draw:caption-point-x="-6.572in" draw:caption-point-y="-2.7634in">
              <dc:date>2007-06-04T00:00:00</dc:date>
              <text:p text:style-name="P1"><text:span text:style-name="T1">No proper error handling</text:span></text:p>
              <text:p text:style-name="P1"><text:span text:style-name="T1">e.printStackTrace() is everywhere</text:span></text:p>
            </office:annotation>
            <text:p>4</text:p>
          </table:table-cell>
          <table:table-cell office:value-type="float" office:value="7">
            <office:annotation draw:style-name="gr34" draw:text-style-name="P2" svg:width="2.2831in" svg:height="1.0122in" svg:x="7.461in" svg:y="2.7634in" draw:caption-point-x="-7.461in" draw:caption-point-y="-2.7634in">
              <dc:date>2007-06-04T00:00:00</dc:date>
              <text:p text:style-name="P1"><text:span text:style-name="T1">Public stuff more or less documented</text:span></text:p>
              <text:p text:style-name="P1"><text:span text:style-name="T1">Monster methods in ConsoleHandler are not documented</text:span></text:p>
              <text:p text:style-name="P1"><text:span text:style-name="T1">Lots of commented-out code</text:span></text:p>
            </office:annotation>
            <text:p>7</text:p>
          </table:table-cell>
          <table:table-cell office:value-type="float" office:value="2">
            <office:annotation draw:style-name="gr9" draw:text-style-name="P2" svg:width="2.2831in" svg:height="1.0122in" svg:x="8.35in" svg:y="2.7634in" draw:caption-point-x="-8.35in" draw:caption-point-y="-2.7634in">
              <dc:date>2007-06-04T00:00:00</dc:date>
              <text:p text:style-name="P1"><text:span text:style-name="T1">Are in the wrong place!!!!</text:span></text:p>
              <text:p text:style-name="P1"><text:span text:style-name="T1">OutFileWriterTest fails!!!</text:span></text:p>
              <text:p text:style-name="P1"><text:span text:style-name="T1">System.out and printStackTrace() in test methods mask errors</text:span></text:p>
              <text:p text:style-name="P1"><text:span text:style-name="T1">Monstrous ConsoleHelper is not tested at all</text:span></text:p>
            </office:annotation>
            <text:p>2</text:p>
          </table:table-cell>
          <table:table-cell table:formula="oooc:=SUM([.D20:.I20])*5/6*[.C20]" office:value-type="float" office:value="19.8333333333333">
            <text:p>2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56">
            <text:p>030656</text:p>
          </table:table-cell>
          <table:table-cell table:formula="oooc:=names" office:value-type="string" office:string-value="Märt Viljaste">
            <text:p>Märt Viljaste</text:p>
          </table:table-cell>
          <table:table-cell office:value-type="percentage" office:value="0.85">
            <office:annotation draw:style-name="gr8" draw:text-style-name="P2" svg:width="3.7988in" svg:height="0.7051in" svg:x="3.0157in" svg:y="2.9311in" draw:caption-point-x="-3.0157in" draw:caption-point-y="-2.9311in">
              <dc:date>2007-06-04T00:00:00</dc:date>
              <text:p text:style-name="P1"><text:span text:style-name="T1">Windows paths are hardcoded (what a shame!)</text:span></text:p>
              <text:p text:style-name="P1"><text:span text:style-name="T1">Not cross-platform code – file reading is broken on non-windows platforms</text:span></text:p>
              <text:p text:style-name="P1"><text:span text:style-name="T1">Athletes with same number of points are not handled at all</text:span></text:p>
              <text:p text:style-name="P1"><text:span text:style-name="T1">Console output is not user-friendly</text:span></text:p>
            </office:annotation>
            <text:p>85%</text:p>
          </table:table-cell>
          <table:table-cell office:value-type="float" office:value="7">
            <office:annotation draw:style-name="gr4" draw:text-style-name="P2" svg:width="2.6276in" svg:height="1.1677in" svg:x="3.9047in" svg:y="2.9311in" draw:caption-point-x="-3.9047in" draw:caption-point-y="-2.9311in">
              <dc:date>2007-06-04T00:00:00</dc:date>
              <text:p text:style-name="P1"><text:span text:style-name="T1">Participant is Comparable, not null-safe</text:span></text:p>
              <text:p text:style-name="P1"><text:span text:style-name="T1">Participant includes value parsing logic (but not too CSV specific) and points calculation</text:span></text:p>
              <text:p text:style-name="P1"><text:span text:style-name="T1">Competition stores numberOfParticipants and list of them separately</text:span></text:p>
              <text:p text:style-name="P2"><text:span text:style-name="T1"/></text:p>
            </office:annotation>
            <text:p>7</text:p>
          </table:table-cell>
          <table:table-cell office:value-type="float" office:value="2">
            <office:annotation draw:style-name="gr20" draw:text-style-name="P2" svg:width="3.0343in" svg:height="1.0122in" svg:x="4.7941in" svg:y="2.9311in" draw:caption-point-x="-4.7941in" draw:caption-point-y="-2.9311in">
              <dc:date>2007-06-04T00:00:00</dc:date>
              <text:p text:style-name="P1"><text:span text:style-name="T1">Code duplication</text:span></text:p>
              <text:p text:style-name="P1"><text:span text:style-name="T1">Overuse of static methods</text:span></text:p>
              <text:p text:style-name="P1"><text:span text:style-name="T1">Spaghetti and ugly hardcoding in Reader and Writer</text:span></text:p>
              <text:p text:style-name="P1"><text:span text:style-name="T1">static-method-based utility classes, no OOP, no abstraction</text:span></text:p>
            </office:annotation>
            <text:p>2</text:p>
          </table:table-cell>
          <table:table-cell office:value-type="float" office:value="5">
            <office:annotation draw:style-name="gr16" draw:text-style-name="P2" svg:width="3.222in" svg:height="1.3232in" svg:x="5.6831in" svg:y="2.9311in" draw:caption-point-x="-5.6831in" draw:caption-point-y="-2.9311in">
              <dc:date>2007-06-04T00:00:00</dc:date>
              <text:p text:style-name="P1"><text:span text:style-name="T1">Scanner is used for input</text:span></text:p>
              <text:p text:style-name="P1"><text:span text:style-name="T1">Enums are used, but not iterated where needed</text:span></text:p>
              <text:p text:style-name="P1"><text:span text:style-name="T1">Time parsing with array of simpleDateFormats and calendar is an overkill</text:span></text:p>
              <text:p text:style-name="P1"><text:span text:style-name="T1">Each adding of participants resorts them (very inefficient)</text:span></text:p>
              <text:p text:style-name="P1"><text:span text:style-name="T1">File reading is not cross-platform</text:span></text:p>
              <text:p text:style-name="P1"><text:span text:style-name="T1">Easily breakable manual XML generation</text:span></text:p>
            </office:annotation>
            <text:p>5</text:p>
          </table:table-cell>
          <table:table-cell office:value-type="float" office:value="4">
            <office:annotation draw:style-name="gr31" draw:text-style-name="P2" svg:width="3.2319in" svg:height="0.7992in" svg:x="6.572in" svg:y="2.9311in" draw:caption-point-x="-6.572in" draw:caption-point-y="-2.9311in">
              <dc:date>2007-06-04T00:00:00</dc:date>
              <text:p text:style-name="P1"><text:span text:style-name="T1">No clear separation</text:span></text:p>
              <text:p text:style-name="P1"><text:span text:style-name="T1">e.printStackTrace everywhere</text:span></text:p>
              <text:p text:style-name="P1"><text:span text:style-name="T1">Multiple identical (probably generated) catch blocks</text:span></text:p>
            </office:annotation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office:annotation draw:style-name="gr37" draw:text-style-name="P2" svg:width="1.5059in" svg:height="2.1008in" svg:x="8.35in" svg:y="2.9311in" draw:caption-point-x="-8.35in" draw:caption-point-y="-2.9311in">
              <dc:date>2007-06-04T00:00:00</dc:date>
              <text:p text:style-name="P1"><text:span text:style-name="T1">Tests were in a wrong package (breaking compilation for other students)</text:span></text:p>
              <text:p text:style-name="P1"><text:span text:style-name="T1">Very low coverage – monstrous Reader and Writer are not tested</text:span></text:p>
              <text:p text:style-name="P1"><text:span text:style-name="T1">TestParticipant fails</text:span></text:p>
            </office:annotation>
            <text:p>2</text:p>
          </table:table-cell>
          <table:table-cell table:formula="oooc:=SUM([.D21:.I21])*5/6*[.C21]" office:value-type="float" office:value="19.125">
            <text:p>19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50657">
            <text:p>050657</text:p>
          </table:table-cell>
          <table:table-cell table:formula="oooc:=names" office:value-type="string" office:string-value="Boriss Šelajev">
            <text:p>Boriss Šelajev</text:p>
          </table:table-cell>
          <table:table-cell/>
          <table:table-cell table:number-columns-repeated="6"/>
          <table:table-cell table:formula="oooc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648">
            <text:p>020648</text:p>
          </table:table-cell>
          <table:table-cell table:formula="oooc:=names" office:value-type="string" office:string-value="Maire Õitsmets">
            <text:p>Maire Õitsmets</text:p>
          </table:table-cell>
          <table:table-cell/>
          <table:table-cell table:number-columns-repeated="6"/>
          <table:table-cell table:formula="oooc:=SUM([.D23:.I23])*5/6*[.C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-">
            <text:p>-</text:p>
          </table:table-cell>
          <table:table-cell table:formula="oooc:=names" office:value-type="string" office:string-value="-">
            <text:p>-</text:p>
          </table:table-cell>
          <table:table-cell/>
          <table:table-cell table:number-columns-repeated="6"/>
          <table:table-cell table:formula="oooc:=SUM([.D24:.I24])*5/6*[.C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0687">
            <text:p>010687</text:p>
          </table:table-cell>
          <table:table-cell table:formula="oooc:=names" office:value-type="string" office:string-value="Martin Laugen (050210)">
            <text:p>Martin Laugen (050210)</text:p>
          </table:table-cell>
          <table:table-cell/>
          <table:table-cell table:number-columns-repeated="6"/>
          <table:table-cell table:formula="oooc:=SUM([.D25:.I25])*5/6*[.C2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1767">
            <text:p>011767</text:p>
          </table:table-cell>
          <table:table-cell table:formula="oooc:=names" office:value-type="string" office:string-value="Taavi Sildeberg">
            <text:p>Taavi Sildeberg</text:p>
          </table:table-cell>
          <table:table-cell/>
          <table:table-cell table:number-columns-repeated="6"/>
          <table:table-cell table:formula="oooc:=SUM([.D26:.I26])*5/6*[.C26]" office:value-type="float" office:value="0">
            <text:p>0</text:p>
          </table:table-cell>
          <table:table-cell table:number-columns-repeated="3"/>
        </table:table-row>
        <table:table-row table:style-name="ro2" table:number-rows-repeated="8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38" table:cell-range-address="$Totals.$A$2:.$A$37"/>
        <table:named-range table:name="names" table:base-cell-address="$Totals.$B$38" table:cell-range-address="$Totals.$B$2:.$B$37"/>
        <table:named-range table:name="homework_totals" table:base-cell-address="$Homework.$J$38" table:cell-range-address="$Homework.$J$2:.$J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date-style style:name="N108">
      <number:day number:style="long"/>
      <number:text>/</number:text>
      <number:month number:style="long"/>
      <number:text>/</number:text>
      <number:year number:style="long"/>
    </number:date-style>
    <number:date-style style:name="N109">
      <number:day number:style="long"/>
      <number:text>.</number:text>
      <number:month number:style="long"/>
      <number:text>.</number:text>
      <number:year number:style="long"/>
    </number:date-style>
    <number:date-style style:name="N110">
      <number:day number:style="long"/>
      <number:text>.</number:text>
      <number:month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07">06/07/2007</text:date>, <text:time>01:1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Anton</meta:initial-creator>
    <meta:creation-date>2007-05-27T21:27:51</meta:creation-date>
    <dc:creator>Anton Keks</dc:creator>
    <dc:date>2007-06-07T01:17:50</dc:date>
    <dc:language>en-US</dc:language>
    <meta:editing-cycles>72</meta:editing-cycles>
    <meta:editing-duration>P2DT1H56M5S</meta:editing-duration>
    <meta:user-defined meta:name="Info 1"/>
    <meta:user-defined meta:name="Info 2"/>
    <meta:user-defined meta:name="Info 3"/>
    <meta:user-defined meta:name="Info 4"/>
    <meta:document-statistic meta:table-count="2" meta:cell-count="344"/>
  </office:meta>
</office:document-meta>
</file>